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2.64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357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2cm" fo:min-width="4.2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4cm" fo:min-width="0.6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27cm" svg:x="8.302cm" svg:y="1.635cm">
          <text:p text:style-name="P1">Input 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857cm" svg:height="1.27cm" svg:x="5.262cm" svg:y="4.81cm">
          <text:p text:style-name="P1">YOL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857cm" svg:height="1.27cm" svg:x="13.583cm" svg:y="4.81cm">
          <text:p text:style-name="P1">MUne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draw:line-skew="-1.085cm" svg:x1="8.302cm" svg:y1="2.27cm" svg:x2="6.69cm" svg:y2="4.81cm" draw:start-shape="id1" draw:start-glue-point="6" draw:end-shape="id2" draw:end-glue-point="0" svg:d="M8302 2270h-1587l-25 2039v501" svg:viewBox="0 0 1613 2541">
          <text:p/>
        </draw:connector>
        <draw:connector draw:style-name="gr4" draw:text-style-name="P2" draw:layer="layout" draw:type="lines" draw:line-skew="1.722cm" svg:x1="12.747cm" svg:y1="2.27cm" svg:x2="15.011cm" svg:y2="4.81cm" draw:start-shape="id1" draw:start-glue-point="10" draw:end-shape="id3" draw:end-glue-point="0" svg:d="M12747 2270h2223l41 2039v501" svg:viewBox="0 0 2265 2541">
          <text:p/>
        </draw:connector>
        <draw:custom-shape draw:style-name="gr5" draw:text-style-name="P1" draw:layer="layout" svg:width="5.08cm" svg:height="1.905cm" svg:x="12.747cm" svg:y="8.62cm">
          <text:p text:style-name="P1">Remove Wir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2.54cm" svg:x="3.857cm" svg:y="8.302cm">
          <text:p text:style-name="P1">Bounding Box Mas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763cm" svg:height="2.222cm" svg:x="8.937cm" svg:y="14.97cm">
          <text:p text:style-name="P1">Intersection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88cm" svg:height="1.588cm" svg:x="10.207cm" svg:y="12.112cm"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5T08:57:18.413601431</meta:creation-date>
    <dc:date>2021-06-25T09:04:03.602040370</dc:date>
    <meta:editing-duration>PT6M45S</meta:editing-duration>
    <meta:editing-cycles>1</meta:editing-cycles>
    <meta:document-statistic meta:object-count="9"/>
    <meta:generator>LibreOffice/7.1.3.2$Linux_X86_64 LibreOffice_project/10$Build-2</meta:generator>
  </office:meta>
</office:document-meta>
</file>